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alibri" fo:font-weight="bold" style:font-weight-asian="bold"/>
    </style:style>
    <style:style style:name="P2" style:family="paragraph" style:parent-style-name="Standard">
      <style:paragraph-properties fo:line-height="100%"/>
      <style:text-properties style:font-name="Calibri" fo:font-size="11pt" fo:font-weight="normal" style:font-size-asian="11pt" style:font-weight-asian="normal"/>
    </style:style>
    <style:style style:name="P3" style:family="paragraph" style:parent-style-name="Standard">
      <style:paragraph-properties fo:line-height="100%"/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/>
      <style:text-properties fo:color="#004dbb" loext:opacity="100%" style:font-name="Calibri" fo:font-size="11pt" fo:font-style="normal" style:text-underline-style="none" fo:font-weight="normal" style:font-size-asian="11pt" style:font-style-asian="normal" style:font-weight-asian="normal"/>
    </style:style>
    <style:style style:name="P6" style:family="paragraph" style:parent-style-name="Standard">
      <style:paragraph-properties fo:line-height="115%"/>
      <style:text-properties style:font-name="Calibri" fo:font-size="14pt" fo:font-weight="bold" style:font-size-asian="14pt" style:font-weight-asian="bold"/>
    </style:style>
    <style:style style:name="P7" style:family="paragraph" style:parent-style-name="Standard">
      <style:paragraph-properties fo:line-height="115%"/>
      <style:text-properties style:font-name="Calibri" fo:font-weight="normal" style:font-weight-asian="normal"/>
    </style:style>
    <style:style style:name="P8" style:family="paragraph" style:parent-style-name="Standard">
      <style:paragraph-properties fo:line-height="115%"/>
      <style:text-properties style:font-name="Calibri" fo:font-size="11pt" fo:font-weight="bold" style:font-size-asian="11pt" style:font-weight-asian="bold"/>
    </style:style>
    <style:style style:name="P9" style:family="paragraph" style:parent-style-name="Standard">
      <style:paragraph-properties fo:line-height="100%"/>
      <style:text-properties style:font-name="Calibri" fo:font-size="11pt" fo:font-weight="normal" style:font-size-asian="11pt" style:font-weight-asian="normal"/>
    </style:style>
    <style:style style:name="P10" style:family="paragraph" style:parent-style-name="Standard">
      <style:paragraph-properties fo:line-height="100%"/>
      <style:text-properties style:font-name="Calibri" fo:font-size="11pt" fo:font-style="normal" style:text-underline-style="none" fo:font-weight="bold" style:font-size-asian="11pt" style:font-style-asian="normal" style:font-weight-asian="bold"/>
    </style:style>
    <style:style style:name="P11" style:family="paragraph" style:parent-style-name="Standard">
      <style:paragraph-properties fo:line-height="100%"/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P12" style:family="paragraph" style:parent-style-name="Standard">
      <style:paragraph-properties fo:line-height="100%"/>
      <style:text-properties style:font-name="Calibri" fo:font-size="11pt" fo:font-style="italic" style:text-underline-style="none" fo:font-weight="normal" style:font-size-asian="11pt" style:font-style-asian="italic" style:font-weight-asian="normal"/>
    </style:style>
    <style:style style:name="P13" style:family="paragraph" style:parent-style-name="Standard" style:list-style-name="WWNum1">
      <style:paragraph-properties fo:margin-left="1.27cm" fo:margin-right="0cm" fo:line-height="100%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font-name="Calibri" fo:font-size="11pt" fo:font-weight="normal" style:font-size-asian="11pt" style:font-weight-asian="normal"/>
    </style:style>
    <style:style style:name="P15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P16" style:family="paragraph" style:parent-style-name="Standard" style:list-style-name="WWNum2">
      <style:paragraph-properties fo:margin-left="1.33cm" fo:margin-right="0cm" fo:line-height="100%" fo:text-indent="-0.7cm" style:auto-text-indent="false"/>
      <style:text-properties style:use-window-font-color="true" loext:opacity="0%" style:font-name="Calibri" fo:font-size="11pt" fo:language="fr" fo:country="FR" fo:font-style="normal" style:text-underline-style="none" fo:font-weight="normal" style:letter-kerning="true" style:font-name-asian="0" style:font-size-asian="11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1" style:family="text">
      <style:text-properties style:font-name="Calibri" fo:font-size="11pt" fo:font-weight="normal" style:font-size-asian="11pt" style:font-weight-asian="normal"/>
    </style:style>
    <style:style style:name="T2" style:family="text">
      <style:text-properties fo:color="#00b050" loext:opacity="100%" style:font-name="Calibri" fo:font-size="11pt" fo:font-weight="normal" style:font-size-asian="11pt" style:font-weight-asian="normal"/>
    </style:style>
    <style:style style:name="T3" style:family="text">
      <style:text-properties fo:color="#00b050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4" style:family="text">
      <style:text-properties fo:color="#004dbb" loext:opacity="100%" style:font-name="Bahnschrift SemiLight" fo:font-size="11pt" fo:font-weight="normal" style:font-size-asian="11pt" style:font-weight-asian="normal"/>
    </style:style>
    <style:style style:name="T5" style:family="text">
      <style:text-properties fo:color="#004dbb" loext:opacity="100%" style:font-name="Bahnschrift SemiLight" fo:font-size="11pt" style:text-underline-style="solid" style:text-underline-width="auto" style:text-underline-color="font-color" fo:font-weight="normal" style:font-size-asian="11pt" style:font-weight-asian="normal"/>
    </style:style>
    <style:style style:name="T6" style:family="text">
      <style:text-properties fo:color="#004dbb" loext:opacity="100%" style:font-name="Bahnschrift SemiLight" fo:font-size="11pt" style:text-underline-style="none" fo:font-weight="bold" style:font-size-asian="11pt" style:font-weight-asian="bold"/>
    </style:style>
    <style:style style:name="T7" style:family="text">
      <style:text-properties fo:color="#004dbb" loext:opacity="100%" style:font-name="Bahnschrift SemiLight" fo:font-size="11pt" style:text-underline-style="none" fo:font-weight="normal" style:font-size-asian="11pt" style:font-weight-asian="normal"/>
    </style:style>
    <style:style style:name="T8" style:family="text">
      <style:text-properties fo:color="#004dbb" loext:opacity="100%" style:font-name="Bahnschrift SemiLight" fo:font-size="11pt" fo:font-style="italic" style:text-underline-style="none" fo:font-weight="normal" style:font-size-asian="11pt" style:font-style-asian="italic" style:font-weight-asian="normal"/>
    </style:style>
    <style:style style:name="T9" style:family="text">
      <style:text-properties fo:color="#004dbb" loext:opacity="100%" style:font-name="Bahnschrift SemiLight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0" style:family="text">
      <style:text-properties fo:color="#004dbb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11" style:family="text">
      <style:text-properties fo:color="#004dbb" loext:opacity="100%" style:font-name="Bahnschrift SemiLight" fo:font-size="11pt" fo:font-style="normal" style:text-underline-style="none" fo:font-weight="bold" style:font-size-asian="11pt" style:font-style-asian="normal" style:font-weight-asian="bold"/>
    </style:style>
    <style:style style:name="T12" style:family="text">
      <style:text-properties fo:color="#ff0000" loext:opacity="100%" style:font-name="Bahnschrift SemiLight" fo:font-size="11pt" fo:font-weight="normal" style:font-size-asian="11pt" style:font-weight-asian="normal"/>
    </style:style>
    <style:style style:name="T13" style:family="text">
      <style:text-properties fo:color="#ff0000" loext:opacity="100%" style:font-name="Bahnschrift SemiLight" fo:font-size="11pt" style:text-underline-style="none" fo:font-weight="normal" style:font-size-asian="11pt" style:font-weight-asian="normal"/>
    </style:style>
    <style:style style:name="T14" style:family="text">
      <style:text-properties fo:color="#ff0000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15" style:family="text">
      <style:text-properties officeooo:rsid="0006f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njon FI: conditions: priorité des opérateurs</text:p>
      <text:p text:style-name="P1"/>
      <text:p text:style-name="P7">La priorité la plus faible est traitée en premier.</text:p>
      <text:p text:style-name="P7">Les priorités de même niveau sont traitées de gauche à droite.</text:p>
      <text:p text:style-name="P1"/>
      <text:p text:style-name="P8">A) opérateurs pour combiner plusieurs compléments d’une même condition (1 verbe)</text:p>
      <text:list xml:id="list2562787781" text:style-name="WWNum1">
        <text:list-item>
          <text:p text:style-name="P14">et</text:p>
        </text:list-item>
        <text:list-item>
          <text:p text:style-name="P13"><text:span text:style-name="T1">ou </text:span><text:span text:style-name="T2">(ou inclusif)</text:span></text:p>
        </text:list-item>
        <text:list-item>
          <text:p text:style-name="P14">ni</text:p>
        </text:list-item>
        <text:list-item>
          <text:p text:style-name="P13"><text:span text:style-name="T1">soit </text:span><text:span text:style-name="T2">(ou exclusif)</text:span></text:p>
        </text:list-item>
        <text:list-item>
          <text:p text:style-name="P14">ainsi que / mais pas* / <text:span text:style-name="T15">mais plus*/</text:span> mais bien* / mais ni*</text:p>
        </text:list-item>
      </text:list>
      <text:p text:style-name="P2"/>
      <text:p text:style-name="P2">exemples :**</text:p>
      <text:p text:style-name="P4"><text:span text:style-name="T4">si le chien est </text:span><text:span text:style-name="T12">(</text:span><text:span text:style-name="T4">fatigué </text:span><text:span text:style-name="T5">ou</text:span><text:span text:style-name="T6"> </text:span><text:span text:style-name="T7">essoufflé</text:span><text:span text:style-name="T13">)</text:span><text:span text:style-name="T7"> </text:span><text:span text:style-name="T5">mais </text:span><text:span text:style-name="T13">(</text:span><text:span text:style-name="T5">pas</text:span><text:span text:style-name="T7"> affamé</text:span><text:span text:style-name="T13">)</text:span></text:p>
      <text:p text:style-name="P4"><text:span text:style-name="T7">si le joueur possède </text:span><text:span text:style-name="T13">(</text:span><text:span text:style-name="T7">le pantalon</text:span><text:span text:style-name="T13">)</text:span><text:span text:style-name="T7"> </text:span><text:span text:style-name="T5">mais</text:span><text:span text:style-name="T7"> </text:span><text:span text:style-name="T13">(</text:span><text:span text:style-name="T5">ni</text:span><text:span text:style-name="T7"> la chemise </text:span><text:span text:style-name="T5">ni</text:span><text:span text:style-name="T7"> la veste</text:span><text:span text:style-name="T13">)</text:span></text:p>
      <text:p text:style-name="P4"><text:span text:style-name="T7">si ceci </text:span><text:span text:style-name="T8">se trouve </text:span><text:span text:style-name="T9">soit</text:span><text:span text:style-name="T10"> sur le chemin </text:span><text:span text:style-name="T9">soit</text:span><text:span text:style-name="T10"> dans le jardin</text:span></text:p>
      <text:p text:style-name="P4"><text:span text:style-name="T10">si cela est </text:span><text:span text:style-name="T14">(</text:span><text:span text:style-name="T10">troué </text:span><text:span text:style-name="T9">ou</text:span><text:span text:style-name="T10"> fendu</text:span><text:span text:style-name="T14">)</text:span><text:span text:style-name="T10"> </text:span><text:span text:style-name="T9">ainsi que</text:span><text:span text:style-name="T10"> </text:span><text:span text:style-name="T14">(</text:span><text:span text:style-name="T10">rempli </text:span><text:span text:style-name="T9">ou</text:span><text:span text:style-name="T10"> friable</text:span><text:span text:style-name="T14">)</text:span></text:p>
      <text:p text:style-name="P5"/>
      <text:p text:style-name="P3"/>
      <text:p text:style-name="P10">B) opérateurs pour combiner plusieurs conditions (différents verbes)</text:p>
      <text:list xml:id="list100945263796683" text:continue-numbering="true" text:style-name="WWNum1">
        <text:list-item>
          <text:p text:style-name="P15">et si</text:p>
        </text:list-item>
        <text:list-item>
          <text:p text:style-name="P15">ou si</text:p>
        </text:list-item>
      </text:list>
      <text:p text:style-name="P3"/>
      <text:p text:style-name="P3">exemples :**</text:p>
      <text:p text:style-name="P4"><text:span text:style-name="T10">si </text:span><text:span text:style-name="T14">(</text:span><text:span text:style-name="T10">ceci </text:span><text:span text:style-name="T8">est </text:span><text:span text:style-name="T10">rouge ou vert</text:span><text:span text:style-name="T14">)</text:span><text:span text:style-name="T10"> </text:span><text:span text:style-name="T9">et si</text:span><text:span text:style-name="T10"> </text:span><text:span text:style-name="T14">(</text:span><text:span text:style-name="T10">ceci </text:span><text:span text:style-name="T8">se trouve </text:span><text:span text:style-name="T10">ici</text:span><text:span text:style-name="T14">)</text:span></text:p>
      <text:p text:style-name="P4"><text:span text:style-name="T10">si </text:span><text:span text:style-name="T14">(</text:span><text:span text:style-name="T10">le roi </text:span><text:span text:style-name="T8">possède </text:span><text:span text:style-name="T10">l’épée ou la lance</text:span><text:span text:style-name="T14">)</text:span><text:span text:style-name="T10"> </text:span><text:span text:style-name="T9">et si</text:span><text:span text:style-name="T10"> </text:span><text:span text:style-name="T14">(</text:span><text:span text:style-name="T10">l’historique </text:span><text:span text:style-name="T8">contient </text:span><text:span text:style-name="T10">"dragon vaincu"</text:span><text:span text:style-name="T14">)</text:span></text:p>
      <text:p text:style-name="P4"><text:span text:style-name="T10">si </text:span><text:span text:style-name="T14">(</text:span><text:span text:style-name="T10">le joueur </text:span><text:span text:style-name="T8">possède </text:span><text:span text:style-name="T10">le rubis ou le diamant</text:span><text:span text:style-name="T14">)</text:span><text:span text:style-name="T10"> </text:span><text:span text:style-name="T9">ou si</text:span><text:span text:style-name="T10"> </text:span><text:span text:style-name="T3">(</text:span><text:span text:style-name="T14">(</text:span><text:span text:style-name="T10">le joueur </text:span><text:span text:style-name="T8">est </text:span><text:span text:style-name="T10">riche</text:span><text:span text:style-name="T14">)</text:span><text:span text:style-name="T10"> </text:span><text:span text:style-name="T9">et si</text:span><text:span text:style-name="T10"> </text:span><text:span text:style-name="T14">(</text:span><text:span text:style-name="T10">le roi est content</text:span><text:span text:style-name="T14">)</text:span><text:span text:style-name="T3">)</text:span></text:p>
      <text:p text:style-name="P3"/>
      <text:p text:style-name="P10">C) opérateur pour changer l’ordre des priorités</text:p>
      <text:list xml:id="list3616559421" text:style-name="WWNum2">
        <text:list-item>
          <text:p text:style-name="P16">( )</text:p>
        </text:list-item>
      </text:list>
      <text:p text:style-name="P3"/>
      <text:p text:style-name="P3">exemple:</text:p>
      <text:p text:style-name="P4"><text:span text:style-name="T10">si la vie atteint 100 mais pas 200 et si </text:span><text:span text:style-name="T11">( </text:span><text:span text:style-name="T10">le joueur est malade ou si le joueur </text:span><text:span text:style-name="T8">se trouve</text:span><text:span text:style-name="T10"> dans le donjon </text:span><text:span text:style-name="T11">)</text:span></text:p>
      <text:p text:style-name="P3"/>
      <text:p text:style-name="P12">* maximum 1 utilisation, comme dernier opérateur de son niveau de priorité.</text:p>
      <text:p text:style-name="P3">** les parenthèses sont ajoutées afin de faciliter la compréhension des exemples, elles ne sont pas nécessaires, à moins de vouloir changer l’ordre des priorités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size-asian="11pt" style:font-weight-asian="normal"/>
    </style:style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family-generic="roman" style:font-pitch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libri" fo:font-family="Calibri" style:font-family-generic="roman" style:font-pitch="variable" fo:font-size="11pt" fo:font-weight="normal" style:font-size-asian="11pt" style:font-weight-asian="normal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10:09:44.089000000</dc:date>
    <meta:editing-duration>P1DT14H18M56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7" meta:word-count="247" meta:character-count="1329" meta:non-whitespace-character-count="1117"/>
  </office:meta>
</office:document-meta>
</file>